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Georgia" fo:font-size="14pt" officeooo:rsid="00077ca1" officeooo:paragraph-rsid="00077ca1" style:font-size-asian="14pt" style:font-size-complex="14pt"/>
    </style:style>
    <style:style style:name="P2" style:family="paragraph" style:parent-style-name="Standard">
      <style:paragraph-properties fo:line-height="115%"/>
      <style:text-properties style:font-name="Georgia" fo:font-size="14pt" officeooo:rsid="00077ca1" officeooo:paragraph-rsid="00077ca1" style:font-size-asian="14pt" style:font-size-complex="14pt"/>
    </style:style>
    <style:style style:name="T1" style:family="text">
      <style:text-properties officeooo:rsid="0007b2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h 9, 2026</text:p>
      <text:p text:style-name="P2"/>
      <text:p text:style-name="P2">Dear Dad,</text:p>
      <text:p text:style-name="P2"/>
      <text:p text:style-name="P2"><text:tab/>Today is another day. I’m not sure what to think about it all, but it’s a day for sure. There’s some scary stuff happening as of late, and I don’t have anyone to talk to it about. I can only think about it and the thinking worries me to no end. I hate it. I know you would have some words of wisdom for me, but I can’t imagine what they would be yet.</text:p>
      <text:p text:style-name="P2"><text:tab/><text:span text:style-name="T1">I wish you were around to talk to. But you aren’t. I can’t just call you up and say hey this is what’s going on, what should I do? Yeah that’s not possible right now. No matter how much I wish it would be, I can’t find a way to think of what you would say to me. You would calm me down about all that’s going on, I know that to be true.</text:span></text:p>
      <text:p text:style-name="P2"><text:tab/><text:span text:style-name="T1">I guess I’ll have to just find a way to figure it all out. I’m sorry.</text:span></text:p>
      <text:p text:style-name="P2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07:56:56.463286175</meta:creation-date>
    <dc:date>2026-03-09T08:01:38.702142009</dc:date>
    <meta:editing-duration>PT4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71" meta:character-count="789" meta:non-whitespace-character-count="622"/>
  </office:meta>
</office:document-meta>
</file>